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start" style:justify-single-word="false">
        <style:tab-stops>
          <style:tab-stop style:position="16.499cm" style:type="right"/>
        </style:tab-stops>
      </style:paragraph-properties>
      <style:text-properties style:font-name="Gill Sans MT_CCJU" fo:font-size="11pt" style:font-size-asian="11pt" style:font-size-complex="11pt"/>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7"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19"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0"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1"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2" style:family="paragraph" style:parent-style-name="Text_20_body">
      <style:text-properties style:font-name="Gill Sans MT_CCJU" fo:font-size="11pt" style:font-size-asian="11pt"/>
    </style:style>
    <style:style style:name="P23"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style:text-underline-style="solid" style:text-underline-width="auto" style:text-underline-color="font-color"/>
    </style:style>
    <style:style style:name="T5" style:family="text">
      <style:text-properties fo:font-weight="norm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5">remLineWhenBlank(empty_line)=%</text:span></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7">%=<text:span text:style-name="T5">remLineWhenBlank(empty_line)=%</text:span>%#include AM_HEADER#%</text:p>
      <text:p text:style-name="P18"/>
      <text:p text:style-name="P20">Décision d’attribution d'une contribution de l'Etat à la réduction des primes dans l'assurance‑maladie pour l'année %=RELATIV1=%</text:p>
      <text:p text:style-name="P21"/>
      <text:p text:style-name="P21"/>
      <text:p text:style-name="P16">%=TITRE=%,</text:p>
      <text:p text:style-name="P16"/>
      <text:p text:style-name="P16">Nous avons bien reçu votre(vos) certificat(s) d'assurance-maladie des soins obligatoire pour l'année  %=RELATIV1=%.</text:p>
      <text:p text:style-name="P16"/>
      <text:p text:style-name="P16">Ainsi, nous avons le plaisir de vous annoncer que nous pouvons allouer la(les) contribution(s) suivante(s) :</text:p>
      <text:p text:style-name="P16">%#include AM_SUBSIDES#%</text:p>
      <text:p text:style-name="P16">%#include AM_INFO#%</text:p>
      <text:p text:style-name="P16">%#include AM_SIGNATURES#%</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start" style:justify-single-word="false">
        <style:tab-stops>
          <style:tab-stop style:position="16.499cm" style:type="right"/>
        </style:tab-stops>
      </style:paragraph-properties>
      <style:text-properties style:font-name="Gill Sans MT_CCJU" fo:font-size="11pt" style:font-size-asian="11pt" style:font-size-complex="11pt"/>
    </style:style>
    <style:style style:name="MP10"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1"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2"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3"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4" style:family="paragraph" style:parent-style-name="Footer">
      <style:paragraph-properties fo:text-align="justify" style:justify-single-word="false"/>
      <style:text-properties style:font-name="CG Times (W1)" fo:font-size="11pt" style:font-size-asian="11pt"/>
    </style:style>
    <style:style style:name="MP15"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T4" style:family="text">
      <style:text-properties style:text-underline-style="solid" style:text-underline-width="auto" style:text-underline-color="font-color"/>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text:span text:style-name="MT4">Annexe(s)</text:span> : certificat(s) d'assurance-maladie en retour</text:p>
        <text:p text:style-name="MP10"/>
        <text:p text:style-name="MP10">decmst3</text:p>
      </style:footer>
    </style:master-page>
    <style:master-page style:name="Conversion_20_1" style:display-name="Conversion 1" style:page-layout-name="Mpm3" style:next-style-name="Conversion_20_suivante_20_1">
      <style:header>
        <text:p text:style-name="MP3"/>
      </style:header>
      <style:footer>
        <text:p text:style-name="MP11">VOIES DE DROIT</text:p>
        <text:p text:style-name="MP12"/>
        <text:p text:style-name="MP1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3">VOIES DE DROIT</text:p>
        <text:p text:style-name="MP14"/>
        <text:p text:style-name="MP14">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5">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Didier Hintzy</dc:creator>
    <dc:date>2012-02-15T15:59:02.85</dc:date>
    <meta:print-date>2003-09-10T06:53:00</meta:print-date>
    <meta:editing-cycles>113</meta:editing-cycles>
    <meta:editing-duration>PT6H53M25S</meta:editing-duration>
    <meta:document-statistic meta:table-count="0" meta:image-count="2" meta:object-count="0" meta:page-count="1" meta:paragraph-count="35" meta:word-count="265" meta:character-count="2014"/>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